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a9335"/>
    </style:style>
    <style:style style:name="P2" style:family="paragraph" style:parent-style-name="Heading_20_2">
      <style:text-properties officeooo:paragraph-rsid="000ceeff"/>
    </style:style>
    <style:style style:name="P3" style:family="paragraph" style:parent-style-name="Heading_20_2">
      <style:text-properties officeooo:rsid="0008e0e9" officeooo:paragraph-rsid="000ceeff"/>
    </style:style>
    <style:style style:name="P4" style:family="paragraph" style:parent-style-name="Heading_20_2">
      <style:text-properties officeooo:paragraph-rsid="00160b7e"/>
    </style:style>
    <style:style style:name="P5" style:family="paragraph" style:parent-style-name="Horizontal_20_Line">
      <style:text-properties officeooo:rsid="0008e0e9" officeooo:paragraph-rsid="000a9335"/>
    </style:style>
    <style:style style:name="P6" style:family="paragraph" style:parent-style-name="Horizontal_20_Line">
      <style:text-properties officeooo:paragraph-rsid="000a9335"/>
    </style:style>
    <style:style style:name="P7" style:family="paragraph" style:parent-style-name="Horizontal_20_Line">
      <style:text-properties officeooo:rsid="000ceeff" officeooo:paragraph-rsid="000ceeff"/>
    </style:style>
    <style:style style:name="P8" style:family="paragraph" style:parent-style-name="Horizontal_20_Line">
      <style:text-properties officeooo:rsid="0011429a" officeooo:paragraph-rsid="00160b7e"/>
    </style:style>
    <style:style style:name="P9" style:family="paragraph" style:parent-style-name="Standard">
      <style:text-properties officeooo:rsid="0008e0e9" officeooo:paragraph-rsid="0008e0e9"/>
    </style:style>
    <style:style style:name="P10" style:family="paragraph" style:parent-style-name="Text_20_body">
      <style:text-properties officeooo:rsid="0008e0e9" officeooo:paragraph-rsid="0008e0e9"/>
    </style:style>
    <style:style style:name="P11" style:family="paragraph" style:parent-style-name="Text_20_body">
      <style:text-properties officeooo:rsid="0008e0e9" officeooo:paragraph-rsid="000957fa"/>
    </style:style>
    <style:style style:name="P12" style:family="paragraph" style:parent-style-name="Text_20_body">
      <style:text-properties officeooo:rsid="0008e0e9" officeooo:paragraph-rsid="000a9335"/>
    </style:style>
    <style:style style:name="P13" style:family="paragraph" style:parent-style-name="Text_20_body">
      <style:text-properties officeooo:rsid="0008e0e9" officeooo:paragraph-rsid="000f6517"/>
    </style:style>
    <style:style style:name="P14" style:family="paragraph" style:parent-style-name="Text_20_body">
      <style:text-properties officeooo:rsid="000a9335" officeooo:paragraph-rsid="000a9335"/>
    </style:style>
    <style:style style:name="P15" style:family="paragraph" style:parent-style-name="Text_20_body">
      <style:text-properties officeooo:paragraph-rsid="000c23f2"/>
    </style:style>
    <style:style style:name="P16" style:family="paragraph" style:parent-style-name="Text_20_body">
      <style:text-properties officeooo:rsid="000ceeff" officeooo:paragraph-rsid="000ceeff"/>
    </style:style>
    <style:style style:name="P17" style:family="paragraph" style:parent-style-name="Text_20_body">
      <style:text-properties officeooo:paragraph-rsid="000ceeff"/>
    </style:style>
    <style:style style:name="P18" style:family="paragraph" style:parent-style-name="Text_20_body">
      <style:text-properties officeooo:paragraph-rsid="000da793"/>
    </style:style>
    <style:style style:name="P19" style:family="paragraph" style:parent-style-name="Text_20_body">
      <style:text-properties officeooo:paragraph-rsid="000fbb17"/>
    </style:style>
    <style:style style:name="P20" style:family="paragraph" style:parent-style-name="Text_20_body">
      <style:text-properties officeooo:paragraph-rsid="0011429a"/>
    </style:style>
    <style:style style:name="P21" style:family="paragraph" style:parent-style-name="Text_20_body">
      <style:text-properties officeooo:paragraph-rsid="0013809a"/>
    </style:style>
    <style:style style:name="P22" style:family="paragraph" style:parent-style-name="Text_20_body">
      <style:text-properties officeooo:paragraph-rsid="00146db1"/>
    </style:style>
    <style:style style:name="P23" style:family="paragraph" style:parent-style-name="Text_20_body">
      <style:text-properties officeooo:paragraph-rsid="00160b7e"/>
    </style:style>
    <style:style style:name="P24" style:family="paragraph" style:parent-style-name="Text_20_body">
      <style:text-properties officeooo:rsid="00160b7e" officeooo:paragraph-rsid="00160b7e"/>
    </style:style>
    <style:style style:name="P25" style:family="paragraph" style:parent-style-name="Text_20_body">
      <style:text-properties officeooo:rsid="0017c102" officeooo:paragraph-rsid="0017c102"/>
    </style:style>
    <style:style style:name="P26" style:family="paragraph" style:parent-style-name="Text_20_body">
      <style:text-properties officeooo:paragraph-rsid="0017c102"/>
    </style:style>
    <style:style style:name="T1" style:family="text">
      <style:text-properties officeooo:rsid="000a9335"/>
    </style:style>
    <style:style style:name="T2" style:family="text">
      <style:text-properties officeooo:rsid="000c23f2"/>
    </style:style>
    <style:style style:name="T3" style:family="text">
      <style:text-properties officeooo:rsid="000fbb17"/>
    </style:style>
    <style:style style:name="T4" style:family="text">
      <style:text-properties officeooo:rsid="0011429a"/>
    </style:style>
    <style:style style:name="T5" style:family="text">
      <style:text-properties officeooo:rsid="0011d20c"/>
    </style:style>
    <style:style style:name="T6" style:family="text">
      <style:text-properties officeooo:rsid="0013809a"/>
    </style:style>
    <style:style style:name="T7" style:family="text">
      <style:text-properties officeooo:rsid="00146db1"/>
    </style:style>
    <style:style style:name="T8" style:family="text">
      <style:text-properties officeooo:rsid="0017c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p>
      <text:p text:style-name="P9"/>
      <text:h text:style-name="P3" text:outline-level="2">Darkwoodville </text:h>
      <text:p text:style-name="P9"/>
      <text:p text:style-name="P10">La lluvia caía sobre Darkwoodville como un manto interminable. Las calles empedradas estaban desiertas, y las casas de madera parecían inclinarse bajo el peso de la tormenta. Elara avanzaba con dificultad luchando contra el viento y el agua que le impedian ver con claridad.</text:p>
      <text:p text:style-name="P10">La capa empapada pegada a su cuerpo se habia vuelto pesada y fria.</text:p>
      <text:p text:style-name="P10">Había llegado allí con el propósito de explorar las cuevas de la montaña, donde se decía que se hallaban los grabados más antiguos de la región, vestigios de una profecía olvidada.</text:p>
      <text:p text:style-name="P18">El pueblo parecía dormido, salvo por una única luz que brillaba en la calle principal. </text:p>
      <text:p text:style-name="P18">Era la posada, un refugio cálido en medio de la oscuridad. </text:p>
      <text:p text:style-name="P18">Elara empujó la puerta y entró. </text:p>
      <text:p text:style-name="P18">El olor a madera húmeda y sopa caliente la envolvió. El posadero, un hombre de rostro cansado, la recibió con un gesto breve. Sin palabras, le ofreció comida y una habitación.</text:p>
      <text:p text:style-name="P13">La cena fue sencilla: pan duro, carne salada, un vaso de vino áspero. Elara comió en silencio, observando a los pocos clientes que murmuraban junto al fuego. Luego subió a su habitación. </text:p>
      <text:p text:style-name="P13">Allí, entre muebles antiguos y paredes que crujían con el viento, encontró un objeto que llamó su atención: un reloj de péndulo, alto, de madera oscura, con incrustaciones de cobre. </text:p>
      <text:p text:style-name="P11">Era hermoso, pero estaba detenido.</text:p>
      <text:p text:style-name="P12">Elara lo miró con curiosidad<text:span text:style-name="T1"> durante un momento. </text:span></text:p>
      <text:p text:style-name="P14">Estaba cansada. El viaje por el camino de montana la habia dejado exhausta. Y se durmio tan pronto como su espalda toco la cama.</text:p>
      <text:p text:style-name="P14"/>
      <text:p text:style-name="P9">2-</text:p>
      <text:p text:style-name="P9"/>
      <text:p text:style-name="P6"/>
      <text:h text:style-name="P1" text:outline-level="2">La exploración</text:h>
      <text:p text:style-name="P19">Al amanecer, la lluvia había cesado. </text:p>
      <text:p text:style-name="P19">Elara se internó en la montaña. Las cuevas eran profundas, húmedas, y sus paredes estaban cubiertas de musgo. Tras horas de exploración, encontró lo que buscaba: inscripciones talladas en piedra, símbolos arcaicos que hablaban de un ciclo eterno, <text:span text:style-name="T1">algo</text:span> que se repite <text:span text:style-name="T1">en una secuencia que</text:span> nunca se rompe. Tomó notas<text:span text:style-name="T1"> y </text:span>dibujó <text:span text:style-name="T1">algunos de </text:span>los grabados<text:span text:style-name="T1"> en su cuaderno.</text:span></text:p>
      <text:p text:style-name="P15"><text:soft-page-break/>Cuando se disponía a marcharse llamó su atención<text:span text:style-name="T2"> un extrano reflejo, un resplandor azulado que tenia su origen e</text:span>n una grieta de la roca<text:span text:style-name="T2">.</text:span></text:p>
      <text:p text:style-name="P15"><text:span text:style-name="T2">Al acercarse lo reconocio al instante.</text:span></text:p>
      <text:p text:style-name="P15"><text:span text:style-name="T2">Era un amuleto de cristal de roca, muy parecido a los que habia visto antes.</text:span></text:p>
      <text:p text:style-name="P15"><text:span text:style-name="T3">Pero</text:span><text:span text:style-name="T2"> el dibujo, los simbolos</text:span><text:span text:style-name="T3">,</text:span><text:span text:style-name="T2"> eran diferentes.</text:span></text:p>
      <text:p text:style-name="P15"><text:s/><text:span text:style-name="T2">Esta vez no lo perderia de vista.</text:span><text:span text:style-name="T3"> Algo en su interior le decia que podia tener alguna conexion con los antiguos grabados. Habrian sido construidos en la misma epoca?</text:span></text:p>
      <text:p text:style-name="P19">Lo guardó con cuidado.<text:span text:style-name="T2"> </text:span></text:p>
      <text:p text:style-name="P19"><text:span text:style-name="T3">Era hora de volver al pueblo. Un bano caliente le sentaria bien.</text:span></text:p>
      <text:p text:style-name="P19"/>
      <text:p text:style-name="P5"/>
      <text:p text:style-name="P16">3-</text:p>
      <text:h text:style-name="P2" text:outline-level="2">El caballo perdido</text:h>
      <text:p text:style-name="P21"><text:span text:style-name="T6">La campana del reloj del templo dio las doce cuando Elara llego d</text:span><text:span text:style-name="T4">e vuelta </text:span><text:span text:style-name="T6">a</text:span><text:span text:style-name="T4">l pueblo</text:span><text:span text:style-name="T6">.</text:span></text:p>
      <text:p text:style-name="P21"><text:span text:style-name="T6">A</text:span><text:span text:style-name="T4">l pasar por el mercado</text:span> vio un caballo joven en el mercado. El precio era razonable. </text:p>
      <text:p text:style-name="P22"><text:span text:style-name="T4">El viaje que le esperaba seria largo y necesitaba un medio de transporte. Tal vez podria comprarlo antes de salir del pueblo. Tal vez. </text:span></text:p>
      <text:p text:style-name="P22"><text:span text:style-name="T4">Lo pensaria mas adelante. Ahora su mente solo podia pensar en aquellos grabados</text:span><text:span text:style-name="T7">, y c</text:span><text:span text:style-name="T4">ontinuo su camino hacia la posada</text:span><text:span text:style-name="T7"> pensando en quien podria ayudarla a hacer una transcripcion completa.</text:span></text:p>
      <text:p text:style-name="P20"><text:span text:style-name="T4">Al llegar se sento en el salon y a</text:span>lmorzó<text:span text:style-name="T4">. Durante la comida</text:span> decidió <text:span text:style-name="T4">que </text:span>comprar<text:span text:style-name="T4">ia el caballo despues de todo</text:span>. <text:span text:style-name="T5">Realmente lo necesitaba. Termino de comer rapidamente y volvio al mercado con decision. </text:span>Pero cuando regresó, el caballo ya no estaba. Había sido vendido minutos antes. Una oportunidad perdida.</text:p>
      <text:p text:style-name="P17">Suspiró. No era grave, pero la frustración la acompañó de regreso a la posada. </text:p>
      <text:p text:style-name="P17"/>
      <text:p text:style-name="P7"/>
      <text:p text:style-name="P24">4-</text:p>
      <text:h text:style-name="P4" text:outline-level="2">El reloj en marcha</text:h>
      <text:p text:style-name="P23"/>
      <text:p text:style-name="P25">La caida de la tarde la sorprendio revisando sus notas en la habitacion de la posada.</text:p>
      <text:p text:style-name="P25">Empezaba a oscurecer y la campana del reloj del templo sono dando las 8.</text:p>
      <text:p text:style-name="P25"><text:soft-page-break/>Entonces comprendio se hacia tarde y que estaba cansada.</text:p>
      <text:p text:style-name="P25">Levanto la vista y vio el reloj junto a la pared. Marcaba las 8:30. Penso que era curioso que estuviera casi en hora. Decidió ajustarlo.</text:p>
      <text:p text:style-name="P26"><text:span text:style-name="T8">S</text:span>e acercó. Le dio cuerda, movió el péndulo, y el mecanismo cobró vida. </text:p>
      <text:p text:style-name="P26">Movió las agujas con cuidado. Pero cuando las colocó en la hora en punto, la campana comenzó a sonar con un volumen ensordecedor. El suelo vibró. Elara retrocedió, aturdida. Y cuando la última campanada resonó, la habitación se desvaneció.</text:p>
      <text:p text:style-name="P26">De pronto, estaba sentada en el salón de la posada, frente al posadero que secaba vasos con un trapo. </text:p>
      <text:p text:style-name="P26">La cena aún humeaba en su plato. El tiempo había retrocedido.</text:p>
      <text:p text:style-name="P23">Confundida, murmuró: “¿Qué ha pasado? Ha sido el reloj…”</text:p>
      <text:p text:style-name="P23">El posadero la miró extrañado. “Ese reloj no funciona desde hace tiempo. Sin embargo, la campana suena sin motivo de vez en cuando.”</text:p>
      <text:p text:style-name="P26">Elara comprendió. El reloj no era un objeto común. Había retrocedido al pasado.</text:p>
      <text:p text:style-name="P26"><text:span text:style-name="T8">Es esto una nueva oportunidad?</text:span> ¿Y si podía cambiar lo que había salido mal? Pensó en el caballo. Lo había perdido por unos minutos. ¿Y si pudiera volver atrás?</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8T18:06:48.974000000</meta:creation-date>
    <dc:date>2025-11-28T19:36:31.481000000</dc:date>
    <meta:editing-duration>PT1H7M37S</meta:editing-duration>
    <meta:editing-cycles>11</meta:editing-cycles>
    <meta:generator>LibreOffice/7.3.5.2$Windows_X86_64 LibreOffice_project/184fe81b8c8c30d8b5082578aee2fed2ea847c01</meta:generator>
    <meta:document-statistic meta:table-count="0" meta:image-count="0" meta:object-count="0" meta:page-count="3" meta:paragraph-count="47" meta:word-count="796" meta:character-count="4593" meta:non-whitespace-character-count="3829"/>
  </office:meta>
</office:document-meta>
</file>